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H</mi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frac>
          <mn>1</mn>
          <mi>k</mi>
        </mfrac>
      </mrow>
      <mo stretchy="false">=</mo>
      <mrow/>
    </mrow>
    <annotation encoding="StarMath 5.0">H_n = sum from { { k = 1 } } to { n } { {1} over {k}}=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2:43:24.149368844</meta:creation-date>
    <dc:date>2016-01-12T13:14:25.214414228</dc:date>
    <meta:editing-duration>PT29S</meta:editing-duration>
    <meta:editing-cycles>1</meta:editing-cycles>
    <meta:generator>LibreOffice/4.4.2.2$Linux_X86_64 LibreOffice_project/40m0$Build-2</meta:generator>
  </office:meta>
</office:document-meta>
</file>